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9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2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3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4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style:font-name="Times New Roman1" fo:font-size="11.1000003814697pt" style:font-size-asian="11.1000003814697pt" style:font-name-complex="Times New Roman1" style:font-size-complex="11.1000003814697pt"/>
    </style:style>
    <style:style style:name="T6" style:family="text">
      <style:text-properties fo:color="#000000" style:font-name="Times New Roman1" fo:font-size="24pt" style:font-size-asian="24pt" style:font-name-complex="Times New Roman1" style:font-size-complex="24pt"/>
    </style:style>
    <style:style style:name="T7" style:family="text">
      <style:text-properties fo:color="#000000" style:font-name="Times New Roman1" fo:font-size="18pt" style:font-size-asian="18pt" style:font-name-complex="Times New Roman1" style:font-size-complex="18pt"/>
    </style:style>
    <style:style style:name="T8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9" style:family="text">
      <style:text-properties fo:color="#000000" style:font-name="Times New Roman1" fo:font-size="8.10000038146973pt" style:font-size-asian="8.10000038146973pt" style:font-name-complex="Times New Roman1" style:font-size-complex="8.10000038146973pt"/>
    </style:style>
    <style:style style:name="T10" style:family="text">
      <style:text-properties fo:color="#000000" style:font-name="Times New Roman1" fo:font-size="20pt" style:font-size-asian="20pt" style:font-name-complex="Times New Roman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2" draw:text-style-name="P3" draw:layer="layout" svg:width="15.255cm" svg:height="0.471cm" svg:x="3.581cm" svg:y="2.011cm">
          <draw:text-box>
            <text:p text:style-name="P2"><text:span text:style-name="T1">М</text:span><text:span text:style-name="T1">И</text:span><text:span text:style-name="T1">Н</text:span><text:span text:style-name="T1">И</text:span><text:span text:style-name="T1">С</text:span><text:span text:style-name="T1">Т</text:span><text:span text:style-name="T1">Е</text:span><text:span text:style-name="T1">Р</text:span><text:span text:style-name="T1">С</text:span><text:span text:style-name="T1">Т</text:span><text:span text:style-name="T1">В</text:span><text:span text:style-name="T1">О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text:span text:style-name="T1">И</text:span><text:span text:style-name="T1"> </text:span><text:span text:style-name="T1">Н</text:span><text:span text:style-name="T1">А</text:span><text:span text:style-name="T1">У</text:span><text:span text:style-name="T1">К</text:span><text:span text:style-name="T1">И</text:span><text:span text:style-name="T1"> </text:span><text:span text:style-name="T1">Р</text:span><text:span text:style-name="T1">О</text:span><text:span text:style-name="T1">С</text:span><text:span text:style-name="T1">С</text:span><text:span text:style-name="T1">И</text:span><text:span text:style-name="T1">Й</text:span><text:span text:style-name="T1">С</text:span><text:span text:style-name="T1">К</text:span><text:span text:style-name="T1">О</text:span><text:span text:style-name="T1">Й</text:span><text:span text:style-name="T1"> </text:span><text:span text:style-name="T1">Ф</text:span><text:span text:style-name="T1">Е</text:span><text:span text:style-name="T1">Д</text:span><text:span text:style-name="T1">Е</text:span><text:span text:style-name="T1">Р</text:span><text:span text:style-name="T1">А</text:span><text:span text:style-name="T1">Ц</text:span><text:span text:style-name="T1">И</text:span><text:span text:style-name="T1">И</text:span><text:span text:style-name="T1"> </text:span></text:p>
          </draw:text-box>
        </draw:frame>
        <draw:frame draw:style-name="gr2" draw:text-style-name="P3" draw:layer="layout" svg:width="0.422cm" svg:height="0.471cm" svg:x="11.254cm" svg:y="2.49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4.81cm" svg:height="0.437cm" svg:x="4.004cm" svg:y="2.985cm">
          <draw:text-box>
            <text:p text:style-name="P2"><text:span text:style-name="T2">Ф</text:span><text:span text:style-name="T2">е</text:span><text:span text:style-name="T2">д</text:span><text:span text:style-name="T2">е</text:span><text:span text:style-name="T2">р</text:span><text:span text:style-name="T2">а</text:span><text:span text:style-name="T2">л</text:span><text:span text:style-name="T2">ь</text:span><text:span text:style-name="T2">н</text:span><text:span text:style-name="T2">о</text:span><text:span text:style-name="T2">е</text:span><text:span text:style-name="T2"> <text:s/></text:span><text:span text:style-name="T2">г</text:span><text:span text:style-name="T2">о</text:span><text:span text:style-name="T2">с</text:span><text:span text:style-name="T2">у</text:span><text:span text:style-name="T2">д</text:span><text:span text:style-name="T2">а</text:span><text:span text:style-name="T2">р</text:span><text:span text:style-name="T2">с</text:span><text:span text:style-name="T2">т</text:span><text:span text:style-name="T2">в</text:span><text:span text:style-name="T2">е</text:span><text:span text:style-name="T2">н</text:span><text:span text:style-name="T2">н</text:span><text:span text:style-name="T2">о</text:span><text:span text:style-name="T2">е</text:span><text:span text:style-name="T2"> <text:s/></text:span><text:span text:style-name="T2">а</text:span><text:span text:style-name="T2">в</text:span><text:span text:style-name="T2">т</text:span><text:span text:style-name="T2">о</text:span><text:span text:style-name="T2">н</text:span><text:span text:style-name="T2">о</text:span><text:span text:style-name="T2">м</text:span><text:span text:style-name="T2">н</text:span><text:span text:style-name="T2">о</text:span><text:span text:style-name="T2">е</text:span><text:span text:style-name="T2">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т</text:span><text:span text:style-name="T2">е</text:span><text:span text:style-name="T2">л</text:span><text:span text:style-name="T2">ь</text:span><text:span text:style-name="T2">н</text:span><text:span text:style-name="T2">о</text:span><text:span text:style-name="T2">е</text:span><text:span text:style-name="T2"> </text:span><text:span text:style-name="T2">у</text:span><text:span text:style-name="T2">ч</text:span><text:span text:style-name="T2">р</text:span><text:span text:style-name="T2">е</text:span><text:span text:style-name="T2">ж</text:span><text:span text:style-name="T2">д</text:span><text:span text:style-name="T2">е</text:span><text:span text:style-name="T2">н</text:span><text:span text:style-name="T2">и</text:span><text:span text:style-name="T2">е</text:span><text:span text:style-name="T2"> </text:span><text:span text:style-name="T2">в</text:span><text:span text:style-name="T2">ы</text:span><text:span text:style-name="T2">с</text:span><text:span text:style-name="T2">ш</text:span><text:span text:style-name="T2">е</text:span><text:span text:style-name="T2">г</text:span><text:span text:style-name="T2">о</text:span><text:span text:style-name="T2"> <text:s/></text:span></text:p>
          </draw:text-box>
        </draw:frame>
        <draw:frame draw:style-name="gr3" draw:text-style-name="P4" draw:layer="layout" svg:width="2.335cm" svg:height="0.437cm" svg:x="10.149cm" svg:y="3.5cm">
          <draw:text-box>
            <text:p text:style-name="P2"><text:span text:style-name="T2">образован</text:span><text:span text:style-name="T2">ия </text:span></text:p>
          </draw:text-box>
        </draw:frame>
        <draw:frame draw:style-name="gr4" draw:text-style-name="P5" draw:layer="layout" svg:width="4.252cm" svg:height="0.547cm" svg:x="9.011cm" svg:y="4.569cm">
          <draw:text-box>
            <text:p text:style-name="P2"><text:span text:style-name="T3">У</text:span><text:span text:style-name="T3">н</text:span><text:span text:style-name="T3">и</text:span><text:span text:style-name="T3">в</text:span><text:span text:style-name="T3">е</text:span><text:span text:style-name="T3">р</text:span><text:span text:style-name="T3">с</text:span><text:span text:style-name="T3">и</text:span><text:span text:style-name="T3">т</text:span><text:span text:style-name="T3">е</text:span><text:span text:style-name="T3">т</text:span><text:span text:style-name="T3"> </text:span><text:span text:style-name="T3">И</text:span><text:span text:style-name="T3">Т</text:span><text:span text:style-name="T3">М</text:span><text:span text:style-name="T3">О</text:span></text:p>
          </draw:text-box>
        </draw:frame>
        <draw:frame draw:style-name="gr2" draw:text-style-name="P3" draw:layer="layout" svg:width="0.422cm" svg:height="0.471cm" svg:x="11.254cm" svg:y="6.58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254cm" svg:y="7.0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254cm" svg:y="7.55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636cm" svg:height="0.471cm" svg:x="3.348cm" svg:y="8.047cm">
          <draw:text-box>
            <text:p text:style-name="P2"><text:span text:style-name="T4">К</text:span><text:span text:style-name="T4">а</text:span><text:span text:style-name="T4">ф</text:span><text:span text:style-name="T4">е</text:span><text:span text:style-name="T4">д</text:span><text:span text:style-name="T4">р</text:span><text:span text:style-name="T4">а </text:span></text:p>
          </draw:text-box>
        </draw:frame>
        <draw:frame draw:style-name="gr4" draw:text-style-name="P5" draw:layer="layout" svg:width="7.766cm" svg:height="0.547cm" svg:x="6.47cm" svg:y="8.045cm">
          <draw:text-box>
            <text:p text:style-name="P2"><text:span text:style-name="T3">С</text:span><text:span text:style-name="T3">и</text:span><text:span text:style-name="T3">с</text:span><text:span text:style-name="T3">т</text:span><text:span text:style-name="T3">е</text:span><text:span text:style-name="T3">м</text:span><text:span text:style-name="T3"> </text:span><text:span text:style-name="T3">У</text:span><text:span text:style-name="T3">п</text:span><text:span text:style-name="T3">р</text:span><text:span text:style-name="T3">а</text:span><text:span text:style-name="T3">в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и</text:span><text:span text:style-name="T3"> </text:span><text:span text:style-name="T3">И</text:span><text:span text:style-name="T3">н</text:span><text:span text:style-name="T3">ф</text:span><text:span text:style-name="T3">о</text:span><text:span text:style-name="T3">р</text:span><text:span text:style-name="T3">м</text:span><text:span text:style-name="T3">а</text:span><text:span text:style-name="T3">т</text:span><text:span text:style-name="T3">и</text:span><text:span text:style-name="T3">к</text:span><text:span text:style-name="T3">и</text:span><text:span text:style-name="T3"> </text:span></text:p>
          </draw:text-box>
        </draw:frame>
        <draw:polygon draw:style-name="gr5" draw:text-style-name="P6" draw:layer="layout" svg:width="10.531cm" svg:height="0.029cm" svg:x="5.037cm" svg:y="8.695cm" svg:viewBox="0 0 10532 30" draw:points="0,30 10532,30 10532,0 0,0">
          <text:p/>
        </draw:polygon>
        <draw:polygon draw:style-name="gr5" draw:text-style-name="P6" draw:layer="layout" svg:width="2.021cm" svg:height="0.029cm" svg:x="17.293cm" svg:y="8.695cm" svg:viewBox="0 0 2022 30" draw:points="0,30 2022,30 2022,0 0,0">
          <text:p/>
        </draw:polygon>
        <draw:frame draw:style-name="gr2" draw:text-style-name="P3" draw:layer="layout" svg:width="1.386cm" svg:height="0.471cm" svg:x="15.783cm" svg:y="8.047cm">
          <draw:text-box>
            <text:p text:style-name="P2"><text:span text:style-name="T4">Г</text:span><text:span text:style-name="T4">р</text:span><text:span text:style-name="T4">у</text:span><text:span text:style-name="T4">п</text:span><text:span text:style-name="T4">п</text:span><text:span text:style-name="T4">а</text:span><text:span text:style-name="T4"> </text:span></text:p>
          </draw:text-box>
        </draw:frame>
        <draw:frame draw:style-name="gr6" draw:text-style-name="P7" draw:layer="layout" svg:width="1.192cm" svg:height="0.471cm" svg:x="17.776cm" svg:y="8.047cm">
          <draw:text-box>
            <text:p text:style-name="P2"><text:span text:style-name="T4">P</text:span><text:span text:style-name="T4">4</text:span><text:span text:style-name="T4">1</text:span><text:span text:style-name="T4">3</text:span><text:span text:style-name="T4">5</text:span><text:span text:style-name="T4"> </text:span></text:p>
          </draw:text-box>
        </draw:frame>
        <draw:frame draw:style-name="gr2" draw:text-style-name="P3" draw:layer="layout" svg:width="0.422cm" svg:height="0.471cm" svg:x="11.254cm" svg:y="8.72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91cm" svg:height="0.437cm" svg:x="11.254cm" svg:y="9.211cm">
          <draw:text-box>
            <text:p text:style-name="P2"><text:span text:style-name="T5"><text:s/></text:span></text:p>
          </draw:text-box>
        </draw:frame>
        <draw:frame draw:style-name="gr7" draw:text-style-name="P8" draw:layer="layout" svg:width="0.846cm" svg:height="0.937cm" svg:x="11.254cm" svg:y="9.677cm">
          <draw:text-box>
            <text:p text:style-name="P2"><text:span text:style-name="T6"><text:s/></text:span></text:p>
          </draw:text-box>
        </draw:frame>
        <draw:frame draw:style-name="gr8" draw:text-style-name="P9" draw:layer="layout" svg:width="8.845cm" svg:height="0.704cm" svg:x="6.876cm" svg:y="10.638cm">
          <draw:text-box>
            <text:p text:style-name="P2"><text:span text:style-name="T7">П</text:span><text:span text:style-name="T7">О</text:span><text:span text:style-name="T7">Я</text:span><text:span text:style-name="T7">С</text:span><text:span text:style-name="T7">Н</text:span><text:span text:style-name="T7">И</text:span><text:span text:style-name="T7">Т</text:span><text:span text:style-name="T7">Е</text:span><text:span text:style-name="T7">Л</text:span><text:span text:style-name="T7">Ь</text:span><text:span text:style-name="T7">Н</text:span><text:span text:style-name="T7">А</text:span><text:span text:style-name="T7">Я</text:span><text:span text:style-name="T7"> </text:span><text:span text:style-name="T7">З</text:span><text:span text:style-name="T7">А</text:span><text:span text:style-name="T7">П</text:span><text:span text:style-name="T7">И</text:span><text:span text:style-name="T7">С</text:span><text:span text:style-name="T7">К</text:span><text:span text:style-name="T7">А</text:span><text:span text:style-name="T7"> </text:span></text:p>
          </draw:text-box>
        </draw:frame>
        <draw:frame draw:style-name="gr8" draw:text-style-name="P9" draw:layer="layout" svg:width="14.124cm" svg:height="0.704cm" svg:x="4.237cm" svg:y="11.831cm">
          <draw:text-box>
            <text:p text:style-name="P2"><text:span text:style-name="T7">к</text:span><text:span text:style-name="T7"> </text:span><text:span text:style-name="T7">р</text:span><text:span text:style-name="T7">а</text:span><text:span text:style-name="T7">с</text:span><text:span text:style-name="T7">ч</text:span><text:span text:style-name="T7">е</text:span><text:span text:style-name="T7">т</text:span><text:span text:style-name="T7">н</text:span><text:span text:style-name="T7">о</text:span><text:span text:style-name="T7">-</text:span><text:span text:style-name="T7">и</text:span><text:span text:style-name="T7">с</text:span><text:span text:style-name="T7">с</text:span><text:span text:style-name="T7">л</text:span><text:span text:style-name="T7">е</text:span><text:span text:style-name="T7">д</text:span><text:span text:style-name="T7">о</text:span><text:span text:style-name="T7">в</text:span><text:span text:style-name="T7">а</text:span><text:span text:style-name="T7">т</text:span><text:span text:style-name="T7">е</text:span><text:span text:style-name="T7">л</text:span><text:span text:style-name="T7">ь</text:span><text:span text:style-name="T7">с</text:span><text:span text:style-name="T7">к</text:span><text:span text:style-name="T7">о</text:span><text:span text:style-name="T7">й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е</text:span><text:span text:style-name="T7"> </text:span><text:span text:style-name="T7">м</text:span><text:span text:style-name="T7">а</text:span><text:span text:style-name="T7">г</text:span><text:span text:style-name="T7">и</text:span><text:span text:style-name="T7">с</text:span><text:span text:style-name="T7">т</text:span><text:span text:style-name="T7">р</text:span><text:span text:style-name="T7">а</text:span><text:span text:style-name="T7">н</text:span><text:span text:style-name="T7">т</text:span><text:span text:style-name="T7">о</text:span><text:span text:style-name="T7">в</text:span><text:span text:style-name="T7"> </text:span></text:p>
          </draw:text-box>
        </draw:frame>
        <draw:frame draw:style-name="gr8" draw:text-style-name="P9" draw:layer="layout" svg:width="4.218cm" svg:height="0.704cm" svg:x="9.222cm" svg:y="13.027cm">
          <draw:text-box>
            <text:p text:style-name="P2"><text:span text:style-name="T7">п</text:span><text:span text:style-name="T7">о</text:span><text:span text:style-name="T7"> </text:span><text:span text:style-name="T7">д</text:span><text:span text:style-name="T7">и</text:span><text:span text:style-name="T7">с</text:span><text:span text:style-name="T7">ц</text:span><text:span text:style-name="T7">и</text:span><text:span text:style-name="T7">п</text:span><text:span text:style-name="T7">л</text:span><text:span text:style-name="T7">и</text:span><text:span text:style-name="T7">н</text:span><text:span text:style-name="T7">е</text:span><text:span text:style-name="T7"> </text:span></text:p>
          </draw:text-box>
        </draw:frame>
        <draw:frame draw:style-name="gr9" draw:text-style-name="P10" draw:layer="layout" svg:width="0.563cm" svg:height="0.628cm" svg:x="11.254cm" svg:y="14.218cm">
          <draw:text-box>
            <text:p text:style-name="P2"><text:span text:style-name="T8"><text:s/></text:span></text:p>
          </draw:text-box>
        </draw:frame>
        <draw:polygon draw:style-name="gr5" draw:text-style-name="P6" draw:layer="layout" svg:width="15.505cm" svg:height="0.025cm" svg:x="3.252cm" svg:y="15.518cm" svg:viewBox="0 0 15506 26" draw:points="0,26 15506,26 15506,0 0,0">
          <text:p/>
        </draw:polygon>
        <draw:frame draw:style-name="gr4" draw:text-style-name="P5" draw:layer="layout" svg:width="13.126cm" svg:height="0.547cm" svg:x="4.519cm" svg:y="14.86cm">
          <draw:text-box>
            <text:p text:style-name="P2"><text:span text:style-name="T3"><text:s/></text:span><text:span text:style-name="T3">И</text:span><text:span text:style-name="T3">н</text:span><text:span text:style-name="T3">т</text:span><text:span text:style-name="T3">е</text:span><text:span text:style-name="T3">л</text:span><text:span text:style-name="T3">л</text:span><text:span text:style-name="T3">е</text:span><text:span text:style-name="T3">к</text:span><text:span text:style-name="T3">т</text:span><text:span text:style-name="T3">у</text:span><text:span text:style-name="T3">а</text:span><text:span text:style-name="T3">л</text:span><text:span text:style-name="T3">ь</text:span><text:span text:style-name="T3">н</text:span><text:span text:style-name="T3">о</text:span><text:span text:style-name="T3">е </text:span><text:span text:style-name="T3">у</text:span><text:span text:style-name="T3">п</text:span><text:span text:style-name="T3">р</text:span><text:span text:style-name="T3">а</text:span><text:span text:style-name="T3">в</text:span><text:span text:style-name="T3">л</text:span><text:span text:style-name="T3">е</text:span><text:span text:style-name="T3">н</text:span><text:span text:style-name="T3">и</text:span><text:span text:style-name="T3">е </text:span><text:span text:style-name="T3">в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я</text:span><text:span text:style-name="T3">х</text:span><text:span text:style-name="T3"> </text:span><text:span text:style-name="T3">н</text:span><text:span text:style-name="T3">е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е</text:span><text:span text:style-name="T3">н</text:span><text:span text:style-name="T3">н</text:span><text:span text:style-name="T3">о</text:span><text:span text:style-name="T3">с</text:span><text:span text:style-name="T3">т</text:span><text:span text:style-name="T3">и</text:span><text:span text:style-name="T3"> </text:span></text:p>
          </draw:text-box>
        </draw:frame>
        <draw:frame draw:style-name="gr2" draw:text-style-name="P3" draw:layer="layout" svg:width="0.422cm" svg:height="0.471cm" svg:x="3.376cm" svg:y="15.55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91cm" svg:height="0.437cm" svg:x="11.254cm" svg:y="16.108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466cm" svg:height="0.471cm" svg:x="3.376cm" svg:y="16.56cm">
          <draw:text-box>
            <text:p text:style-name="P2"><text:span text:style-name="T4">А</text:span><text:span text:style-name="T4">в</text:span><text:span text:style-name="T4">т</text:span><text:span text:style-name="T4">о</text:span><text:span text:style-name="T4">р</text:span><text:span text:style-name="T4"> </text:span><text:span text:style-name="T4">Р</text:span><text:span text:style-name="T4">И</text:span><text:span text:style-name="T4">Р</text:span><text:span text:style-name="T4">М</text:span><text:span text:style-name="T4"> </text:span></text:p>
          </draw:text-box>
        </draw:frame>
        <draw:frame draw:style-name="gr4" draw:text-style-name="P5" draw:layer="layout" svg:width="2.902cm" svg:height="0.547cm" svg:x="10.686cm" svg:y="16.554cm">
          <draw:text-box>
            <text:p text:style-name="P2"><text:span text:style-name="T3"><text:s/></text:span><text:span text:style-name="T3"><text:s/></text:span><text:span text:style-name="T3"><text:s/></text:span><text:span text:style-name="T3"><text:s/></text:span><text:span text:style-name="T3">А</text:span><text:span text:style-name="T3">р</text:span><text:span text:style-name="T3">т</text:span><text:span text:style-name="T3">е</text:span><text:span text:style-name="T3">м</text:span><text:span text:style-name="T3">о</text:span><text:span text:style-name="T3">в</text:span><text:span text:style-name="T3"> </text:span><text:span text:style-name="T3">К</text:span><text:span text:style-name="T3">.</text:span></text:p>
          </draw:text-box>
        </draw:frame>
        <draw:frame draw:style-name="gr3" draw:text-style-name="P4" draw:layer="layout" svg:width="1.632cm" svg:height="0.437cm" svg:x="17.022cm" svg:y="16.553cm">
          <draw:text-box>
            <text:p text:style-name="P2"><text:span text:style-name="T5">(</text:span><text:span text:style-name="T5">п</text:span><text:span text:style-name="T5">о</text:span><text:span text:style-name="T5">д</text:span><text:span text:style-name="T5">п</text:span><text:span text:style-name="T5">и</text:span><text:span text:style-name="T5">с</text:span><text:span text:style-name="T5">ь</text:span><text:span text:style-name="T5">)</text:span></text:p>
          </draw:text-box>
        </draw:frame>
        <draw:frame draw:style-name="gr2" draw:text-style-name="P3" draw:layer="layout" svg:width="0.422cm" svg:height="0.471cm" svg:x="18.644cm" svg:y="16.52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3.376cm" svg:y="17.233cm">
          <draw:text-box>
            <text:p text:style-name="P2"><text:span text:style-name="T4"><text:s/></text:span></text:p>
          </draw:text-box>
        </draw:frame>
        <draw:frame draw:style-name="gr10" draw:text-style-name="P11" draw:layer="layout" svg:width="1.856cm" svg:height="0.323cm" svg:x="11.546cm" svg:y="17.229cm">
          <draw:text-box>
            <text:p text:style-name="P2"><text:span text:style-name="T9">(</text:span><text:span text:style-name="T9">ф</text:span><text:span text:style-name="T9">а</text:span><text:span text:style-name="T9">м</text:span><text:span text:style-name="T9">и</text:span><text:span text:style-name="T9">л</text:span><text:span text:style-name="T9">и</text:span><text:span text:style-name="T9">я</text:span><text:span text:style-name="T9">, </text:span><text:span text:style-name="T9">и</text:span><text:span text:style-name="T9">.</text:span><text:span text:style-name="T9">о</text:span><text:span text:style-name="T9">.</text:span><text:span text:style-name="T9">)</text:span></text:p>
          </draw:text-box>
        </draw:frame>
        <draw:polygon draw:style-name="gr5" draw:text-style-name="P6" draw:layer="layout" svg:width="8.759cm" svg:height="0.018cm" svg:x="8.082cm" svg:y="17.201cm" svg:viewBox="0 0 8760 19" draw:points="0,19 8760,19 8760,0 0,0">
          <text:p/>
        </draw:polygon>
        <draw:frame draw:style-name="gr4" draw:text-style-name="P5" draw:layer="layout" svg:width="0.496cm" svg:height="0.547cm" svg:x="13.367cm" svg:y="17.03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91cm" svg:height="0.437cm" svg:x="17.833cm" svg:y="17.226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2.563cm" svg:height="0.471cm" svg:x="3.376cm" svg:y="17.791cm">
          <draw:text-box>
            <text:p text:style-name="P2"><text:span text:style-name="T4">Р</text:span><text:span text:style-name="T4">у</text:span><text:span text:style-name="T4">к</text:span><text:span text:style-name="T4">о</text:span><text:span text:style-name="T4">в</text:span><text:span text:style-name="T4">о</text:span><text:span text:style-name="T4">д</text:span><text:span text:style-name="T4">и</text:span><text:span text:style-name="T4">т</text:span><text:span text:style-name="T4">е</text:span><text:span text:style-name="T4">л</text:span><text:span text:style-name="T4">ь</text:span><text:span text:style-name="T4"> </text:span></text:p>
          </draw:text-box>
        </draw:frame>
        <draw:frame draw:style-name="gr4" draw:text-style-name="P5" draw:layer="layout" svg:width="2.792cm" svg:height="0.547cm" svg:x="11.091cm" svg:y="17.788cm">
          <draw:text-box>
            <text:p text:style-name="P2"><text:span text:style-name="T3">У</text:span><text:span text:style-name="T3">ш</text:span><text:span text:style-name="T3">а</text:span><text:span text:style-name="T3">к</text:span><text:span text:style-name="T3">о</text:span><text:span text:style-name="T3">в</text:span><text:span text:style-name="T3"> </text:span><text:span text:style-name="T3">А</text:span><text:span text:style-name="T3">.</text:span><text:span text:style-name="T3">В</text:span><text:span text:style-name="T3">. </text:span></text:p>
          </draw:text-box>
        </draw:frame>
        <draw:frame draw:style-name="gr3" draw:text-style-name="P4" draw:layer="layout" svg:width="1.632cm" svg:height="0.437cm" svg:x="17.022cm" svg:y="17.784cm">
          <draw:text-box>
            <text:p text:style-name="P2"><text:span text:style-name="T5">(</text:span><text:span text:style-name="T5">п</text:span><text:span text:style-name="T5">о</text:span><text:span text:style-name="T5">д</text:span><text:span text:style-name="T5">п</text:span><text:span text:style-name="T5">и</text:span><text:span text:style-name="T5">с</text:span><text:span text:style-name="T5">ь</text:span><text:span text:style-name="T5">)</text:span></text:p>
          </draw:text-box>
        </draw:frame>
        <draw:frame draw:style-name="gr2" draw:text-style-name="P3" draw:layer="layout" svg:width="0.422cm" svg:height="0.471cm" svg:x="18.644cm" svg:y="17.75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3.376cm" svg:y="18.458cm">
          <draw:text-box>
            <text:p text:style-name="P2"><text:span text:style-name="T4"><text:s/></text:span></text:p>
          </draw:text-box>
        </draw:frame>
        <draw:frame draw:style-name="gr10" draw:text-style-name="P11" draw:layer="layout" svg:width="1.856cm" svg:height="0.323cm" svg:x="11.546cm" svg:y="18.457cm">
          <draw:text-box>
            <text:p text:style-name="P2"><text:span text:style-name="T9">(</text:span><text:span text:style-name="T9">ф</text:span><text:span text:style-name="T9">а</text:span><text:span text:style-name="T9">м</text:span><text:span text:style-name="T9">и</text:span><text:span text:style-name="T9">л</text:span><text:span text:style-name="T9">и</text:span><text:span text:style-name="T9">я</text:span><text:span text:style-name="T9">, </text:span><text:span text:style-name="T9">и</text:span><text:span text:style-name="T9">.</text:span><text:span text:style-name="T9">о</text:span><text:span text:style-name="T9">.)</text:span></text:p>
          </draw:text-box>
        </draw:frame>
        <draw:polygon draw:style-name="gr5" draw:text-style-name="P6" draw:layer="layout" svg:width="8.759cm" svg:height="0.018cm" svg:x="8.082cm" svg:y="18.432cm" svg:viewBox="0 0 8760 19" draw:points="0,19 8760,19 8760,0 0,0">
          <text:p/>
        </draw:polygon>
        <draw:frame draw:style-name="gr4" draw:text-style-name="P5" draw:layer="layout" svg:width="0.496cm" svg:height="0.547cm" svg:x="13.367cm" svg:y="18.26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91cm" svg:height="0.437cm" svg:x="17.833cm" svg:y="18.45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391cm" svg:height="0.437cm" svg:x="11.254cm" svg:y="19.01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391cm" svg:height="0.437cm" svg:x="11.254cm" svg:y="19.46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391cm" svg:height="0.437cm" svg:x="11.254cm" svg:y="19.90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391cm" svg:height="0.437cm" svg:x="11.254cm" svg:y="20.35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391cm" svg:height="0.437cm" svg:x="11.254cm" svg:y="20.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391cm" svg:height="0.437cm" svg:x="11.254cm" svg:y="21.24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391cm" svg:height="0.437cm" svg:x="11.254cm" svg:y="21.693cm">
          <draw:text-box>
            <text:p text:style-name="P2"><text:span text:style-name="T5"><text:s/></text:span></text:p>
          </draw:text-box>
        </draw:frame>
        <draw:frame draw:style-name="gr2" draw:text-style-name="P3" draw:layer="layout" svg:width="0.422cm" svg:height="0.471cm" svg:x="11.254cm" svg:y="22.137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91cm" svg:height="0.437cm" svg:x="3.376cm" svg:y="22.624cm">
          <draw:text-box>
            <text:p text:style-name="P2"><text:span text:style-name="T5">“</text:span></text:p>
          </draw:text-box>
        </draw:frame>
        <draw:frame draw:style-name="gr2" draw:text-style-name="P3" draw:layer="layout" svg:width="0.422cm" svg:height="0.471cm" svg:x="3.549cm" svg:y="22.59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3.997cm" svg:y="22.63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91cm" svg:height="0.437cm" svg:x="4.54cm" svg:y="22.624cm">
          <draw:text-box>
            <text:p text:style-name="P2"><text:span text:style-name="T5">“</text:span></text:p>
          </draw:text-box>
        </draw:frame>
        <draw:frame draw:style-name="gr2" draw:text-style-name="P3" draw:layer="layout" svg:width="0.422cm" svg:height="0.471cm" svg:x="4.713cm" svg:y="22.59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6.001cm" svg:y="22.63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cm" svg:height="0.437cm" svg:x="7.31cm" svg:y="22.624cm">
          <draw:text-box>
            <text:p text:style-name="P2"><text:span text:style-name="T5">20</text:span></text:p>
          </draw:text-box>
        </draw:frame>
        <draw:frame draw:style-name="gr2" draw:text-style-name="P3" draw:layer="layout" svg:width="0.422cm" svg:height="0.471cm" svg:x="7.698cm" svg:y="22.59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8.378cm" svg:y="22.63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91cm" svg:height="0.437cm" svg:x="9.045cm" svg:y="22.624cm">
          <draw:text-box>
            <text:p text:style-name="P2"><text:span text:style-name="T5">г.</text:span></text:p>
          </draw:text-box>
        </draw:frame>
        <draw:frame draw:style-name="gr2" draw:text-style-name="P3" draw:layer="layout" svg:width="0.422cm" svg:height="0.471cm" svg:x="9.303cm" svg:y="22.59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2.936cm" svg:height="0.437cm" svg:x="11.486cm" svg:y="22.624cm">
          <draw:text-box>
            <text:p text:style-name="P2"><text:span text:style-name="T5">Санкт-</text:span><text:span text:style-name="T5">Петербург,</text:span></text:p>
          </draw:text-box>
        </draw:frame>
        <draw:frame draw:style-name="gr2" draw:text-style-name="P3" draw:layer="layout" svg:width="0.422cm" svg:height="0.471cm" svg:x="14.443cm" svg:y="22.59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531cm" svg:height="0.471cm" svg:x="16.683cm" svg:y="22.631cm">
          <draw:text-box>
            <text:p text:style-name="P2"><text:span text:style-name="T4">20 </text:span></text:p>
          </draw:text-box>
        </draw:frame>
        <draw:frame draw:style-name="gr2" draw:text-style-name="P3" draw:layer="layout" svg:width="0.422cm" svg:height="0.471cm" svg:x="17.942cm" svg:y="22.631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0.776cm" svg:height="0.025cm" svg:x="3.601cm" svg:y="23.184cm" svg:viewBox="0 0 777 26" draw:points="0,26 777,26 777,0 0,0">
          <text:p/>
        </draw:polygon>
        <draw:polygon draw:style-name="gr5" draw:text-style-name="P6" draw:layer="layout" svg:width="2.279cm" svg:height="0.025cm" svg:x="4.85cm" svg:y="23.184cm" svg:viewBox="0 0 2280 26" draw:points="0,26 2280,26 2280,0 0,0">
          <text:p/>
        </draw:polygon>
        <draw:polygon draw:style-name="gr5" draw:text-style-name="P6" draw:layer="layout" svg:width="1.027cm" svg:height="0.025cm" svg:x="7.852cm" svg:y="23.184cm" svg:viewBox="0 0 1028 26" draw:points="0,26 1028,26 1028,0 0,0">
          <text:p/>
        </draw:polygon>
        <draw:polygon draw:style-name="gr5" draw:text-style-name="P6" draw:layer="layout" svg:width="1.277cm" svg:height="0.025cm" svg:x="17.293cm" svg:y="23.184cm" svg:viewBox="0 0 1278 26" draw:points="0,26 1278,26 1278,0 0,0">
          <text:p/>
        </draw:polygon>
        <draw:frame draw:style-name="gr3" draw:text-style-name="P4" draw:layer="layout" svg:width="0.391cm" svg:height="0.437cm" svg:x="18.845cm" svg:y="22.624cm">
          <draw:text-box>
            <text:p text:style-name="P2"><text:span text:style-name="T5">г.</text:span></text:p>
          </draw:text-box>
        </draw:frame>
        <draw:frame draw:style-name="gr2" draw:text-style-name="P3" draw:layer="layout" svg:width="0.422cm" svg:height="0.471cm" svg:x="19.103cm" svg:y="22.59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254cm" svg:y="23.21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254cm" svg:y="23.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254cm" svg:y="24.18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254cm" svg:y="24.67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254cm" svg:y="25.16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6.399cm" svg:height="0.437cm" svg:x="3.376cm" svg:y="25.647cm">
          <draw:text-box>
            <text:p text:style-name="P2"><text:span text:style-name="T5">Курсовая </text:span><text:span text:style-name="T5">работа </text:span><text:span text:style-name="T5">выполнена с </text:span><text:span text:style-name="T5">оценкой</text:span></text:p>
          </draw:text-box>
        </draw:frame>
        <draw:frame draw:style-name="gr2" draw:text-style-name="P3" draw:layer="layout" svg:width="0.422cm" svg:height="0.471cm" svg:x="9.751cm" svg:y="25.619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0.029cm" svg:height="0.025cm" svg:x="12.378cm" svg:y="26.204cm" svg:viewBox="0 0 30 26" draw:points="0,26 30,26 30,0 0,0">
          <text:p/>
        </draw:polygon>
        <draw:polygon draw:style-name="gr5" draw:text-style-name="P6" draw:layer="layout" svg:width="0.024cm" svg:height="0.025cm" svg:x="12.407cm" svg:y="26.204cm" svg:viewBox="0 0 25 26" draw:points="0,26 25,26 25,0 0,0">
          <text:p/>
        </draw:polygon>
        <draw:polygon draw:style-name="gr5" draw:text-style-name="P6" draw:layer="layout" svg:width="6.95cm" svg:height="0.025cm" svg:x="12.431cm" svg:y="26.204cm" svg:viewBox="0 0 6951 26" draw:points="0,26 6951,26 6951,0 0,0">
          <text:p/>
        </draw:polygon>
        <draw:frame draw:style-name="gr2" draw:text-style-name="P3" draw:layer="layout" svg:width="0.422cm" svg:height="0.471cm" svg:x="15.879cm" svg:y="25.654cm">
          <draw:text-box>
            <text:p text:style-name="P2"><text:span text:style-name="T4"><text:s/></text:span></text:p>
          </draw:text-box>
        </draw:frame>
        <draw:frame draw:style-name="gr11" draw:text-style-name="P12" draw:layer="layout" svg:width="0.705cm" svg:height="0.784cm" svg:x="7.811cm" svg:y="26.249cm">
          <draw:text-box>
            <text:p text:style-name="P2"><text:span text:style-name="T10"><text:s/></text:span></text:p>
          </draw:text-box>
        </draw:frame>
        <draw:frame draw:style-name="gr3" draw:text-style-name="P4" draw:layer="layout" svg:width="2.432cm" svg:height="0.437cm" svg:x="3.376cm" svg:y="27.168cm">
          <draw:text-box>
            <text:p text:style-name="P2"><text:span text:style-name="T5">Дата защиты </text:span><text:span text:style-name="T5">“</text:span></text:p>
          </draw:text-box>
        </draw:frame>
        <draw:frame draw:style-name="gr2" draw:text-style-name="P3" draw:layer="layout" svg:width="0.422cm" svg:height="0.471cm" svg:x="5.782cm" svg:y="27.13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6.749cm" svg:y="27.17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91cm" svg:height="0.437cm" svg:x="7.292cm" svg:y="27.168cm">
          <draw:text-box>
            <text:p text:style-name="P2"><text:span text:style-name="T5">“</text:span></text:p>
          </draw:text-box>
        </draw:frame>
        <draw:frame draw:style-name="gr2" draw:text-style-name="P3" draw:layer="layout" svg:width="0.422cm" svg:height="0.471cm" svg:x="7.465cm" svg:y="27.13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8.894cm" svg:y="27.17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cm" svg:height="0.437cm" svg:x="10.34cm" svg:y="27.168cm">
          <draw:text-box>
            <text:p text:style-name="P2"><text:span text:style-name="T5">20</text:span></text:p>
          </draw:text-box>
        </draw:frame>
        <draw:frame draw:style-name="gr2" draw:text-style-name="P3" draw:layer="layout" svg:width="0.422cm" svg:height="0.471cm" svg:x="10.728cm" svg:y="27.13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422cm" svg:height="0.471cm" svg:x="11.395cm" svg:y="27.171cm">
          <draw:text-box>
            <text:p text:style-name="P2"><text:span text:style-name="T4"><text:s/></text:span></text:p>
          </draw:text-box>
        </draw:frame>
        <draw:polygon draw:style-name="gr5" draw:text-style-name="P6" draw:layer="layout" svg:width="0.779cm" svg:height="0.028cm" svg:x="6.35cm" svg:y="27.675cm" svg:viewBox="0 0 780 29" draw:points="0,29 780,29 780,0 0,0">
          <text:p/>
        </draw:polygon>
        <draw:polygon draw:style-name="gr5" draw:text-style-name="P6" draw:layer="layout" svg:width="2.561cm" svg:height="0.028cm" svg:x="7.602cm" svg:y="27.675cm" svg:viewBox="0 0 2562 29" draw:points="0,29 2562,29 2562,0 0,0">
          <text:p/>
        </draw:polygon>
        <draw:polygon draw:style-name="gr5" draw:text-style-name="P6" draw:layer="layout" svg:width="0.995cm" svg:height="0.028cm" svg:x="10.886cm" svg:y="27.675cm" svg:viewBox="0 0 996 29" draw:points="0,29 996,29 996,0 0,0">
          <text:p/>
        </draw:polygon>
        <draw:frame draw:style-name="gr3" draw:text-style-name="P4" draw:layer="layout" svg:width="0.391cm" svg:height="0.437cm" svg:x="12.016cm" svg:y="27.168cm">
          <draw:text-box>
            <text:p text:style-name="P2"><text:span text:style-name="T5">г.</text:span></text:p>
          </draw:text-box>
        </draw:frame>
        <draw:frame draw:style-name="gr2" draw:text-style-name="P3" draw:layer="layout" svg:width="0.422cm" svg:height="0.471cm" svg:x="12.277cm" svg:y="27.139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13T13:51:35.726967741</dc:date>
    <meta:editing-duration>PT14S</meta:editing-duration>
    <meta:editing-cycles>1</meta:editing-cycles>
    <meta:document-statistic meta:object-count="99"/>
    <meta:generator>LibreOffice/5.1.4.2$Linux_X86_64 LibreOffice_project/10m0$Build-2</meta:generator>
  </office:meta>
</office:document-meta>
</file>